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  <style:style style:name="P37" style:family="paragraph" style:parent-style-name="Text_20_body" style:list-style-name="L7">
      <style:paragraph-properties fo:margin-top="0in" fo:margin-bottom="0in"/>
    </style:style>
    <style:style style:name="P38" style:family="paragraph" style:parent-style-name="Text_20_body" style:list-style-name="L8">
      <style:paragraph-properties fo:margin-top="0in" fo:margin-bottom="0in"/>
    </style:style>
  </office:automatic-styles>
  <office:body>
    <office:text>
      <text:p text:style-name="Title">Practic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November 17, 2021 (06:55:3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the-switch-statement"/>Mastering the <text:span text:style-name="KeywordTok">switch</text:span> statement<text:bookmark-end text:name="mastering-the-switch-statement"/></text:h>
      <text:p text:style-name="First_20_paragraph">Copy-and-paste the following code in a <text:span text:style-name="NormalTok">Main</text:span> method:</text:p>
      <text:p text:style-name="P1">Console.WriteLine("Please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ou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get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start on Sunday</text:span></text:a>, i.e., “Sunday” causes the value 1 to get assigned to <text:span text:style-name="NormalTok">num_day</text:span>, “Monday” causes the value 2 to be assigned to <text:span text:style-name="NormalTok">num_day</text:span>, etc.</text:p>
        </text:list-item>
        <text:list-item>
          <text:p text:style-name="P31">Finally, change the last message to tell the user if the code encountered an error: use an <text:span text:style-name="KeywordTok">if</text:span> statement to display a different message if the user input did not match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ce “transforming” <text:span text:style-name="KeywordTok">if</text:span> statements into <text:span text:style-name="KeywordTok">switch</text:span> statements, and reciprocally. This will help you in memorizing both, and in understanding how to choose the most convenient to perform certain tasks.</text:p>
      <text:p text:style-name="Text_20_body">Create a new project and do the following in <text:span text:style-name="NormalTok">Main</text:span>.</text:p>
      <text:list text:style-name="L2">
        <text:list-item>
          <text:p text:style-name="P32">Declare and initialize following variables:</text:p>
          <text:list text:style-name="L3">
            <text:list-item>
              <text:p text:style-name="P33">a <text:span text:style-name="DataTypeTok">string</text:span> variable named <text:span text:style-name="NormalTok">day</text:span></text:p>
            </text:list-item>
            <text:list-item>
              <text:p text:style-name="P33">an <text:span text:style-name="DataTypeTok">int</text:span> variable named <text:span text:style-name="NormalTok">myVar</text:span></text:p>
            </text:list-item>
            <text:list-item>
              <text:p text:style-name="P33">a <text:span text:style-name="DataTypeTok">char</text:span> variable named <text:span text:style-name="NormalTok">initial</text:span>, and</text:p>
            </text:list-item>
            <text:list-item>
              <text:p text:style-name="P33">a <text:span text:style-name="DataTypeTok">bool</text:span> variable named <text:span text:style-name="NormalTok">flag</text:span></text:p>
            </text:list-item>
          </text:list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4">
        <text:list-item>
          <text:p text:style-name="P34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"</text:span>, <text:span text:style-name="StringTok">"Tue"</text:span>, <text:span text:style-name="StringTok">"Wed"</text:span>, <text:span text:style-name="StringTok">"Thu"</text:span> or <text:span text:style-name="StringTok">"Fri"</text:span>, and to <text:span text:style-name="KeywordTok">false</text:span> otherwise.</text:p>
        </text:list-item>
        <text:list-item>
          <text:p text:style-name="P34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5">
        <text:list-item>
          <text:p text:style-name="P35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: <text:span text:style-name="DecValTok">3</text:span>, <text:span text:style-name="DecValTok">5</text:span> or <text:span text:style-name="DecValTok">7</text:span>.</text:p>
        </text:list-item>
        <text:list-item>
          <text:p text:style-name="P35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6">
        <text:list-item>
          <text:p text:style-name="P36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6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i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7">
        <text:list-item>
          <text:p text:style-name="P37">Write a statement that doubles the value of <text:span text:style-name="NormalTok">myVar</text:span> if <text:span text:style-name="NormalTok">day</text:span> is <text:span text:style-name="StringTok">"Sun"</text:span>, triples the value of <text:span text:style-name="NormalTok">myVar</text:span> if <text:span text:style-name="NormalTok">day</text:span> is not <text:span text:style-name="StringTok">"Sun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7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conditional-operator"/>Conditional Operator<text:bookmark-end text:name="conditional-operator"/></text:h>
      <text:p text:style-name="First_20_paragraph">In class we introduced a conditional operator, which can be used to replace <text:span text:style-name="KeywordTok">if</text:span><text:span text:style-name="OperatorTok">-</text:span><text:span text:style-name="KeywordTok">else</text:span> statements in particular cases (assignment, call, increment, decrement, and new object expressions). Its structure is:</text:p>
      <text:p text:style-name="Text_20_body"><text:span text:style-name="NormalTok">condition </text:span><text:span text:style-name="OperatorTok">?</text:span><text:span text:style-name="NormalTok"><text:s text:c="1"/>first_expression </text:span><text:span text:style-name="OperatorTok">:</text:span><text:span text:style-name="NormalTok"><text:s text:c="1"/>second_expression</text:span><text:span text:style-name="OperatorTok">;</text:span></text:p>
      <text:p text:style-name="Text_20_body">You can read more about it <text:a xlink:type="simple" xlink:href="https://docs.microsoft.com/en-us/dotnet/csharp/language-reference/operators/conditional-operator" office:name=""><text:span text:style-name="Definition">in the documentation</text:span></text:a>.</text:p>
      <text:p text:style-name="Text_20_body">If you have time, practice using the conditional operator by adding these statements to your program:</text:p>
      <text:list text:style-name="L8">
        <text:list-item>
          <text:p text:style-name="P38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already wrote an <text:span text:style-name="KeywordTok">if</text:span> statement that accomplishes this in the previous exercise, so you just need to rewrite it using the conditional operator.</text:p>
        </text:list-item>
        <text:list-item>
          <text:p text:style-name="P38">Write a statement that sets <text:span text:style-name="NormalTok">initial</text:span> to <text:span text:style-name="CharTok">'B'</text:span> if <text:span text:style-name="NormalTok">myVar</text:span> is greater than 500 and to <text:span text:style-name="CharTok">'S'</text:span> if <text:span text:style-name="NormalTok">myVar</text:span> is less than or equal to 500.</text:p>
        </text:list-item>
        <text:list-item>
          <text:p text:style-name="P38">Write a statement that doubles the value of <text:span text:style-name="NormalTok">myVar</text:span> if <text:span text:style-name="NormalTok">day</text:span> is <text:span text:style-name="StringTok">"Sat"</text:span> or <text:span text:style-name="StringTok">"Sun"</text:span> and adds 1 to the value of <text:span text:style-name="NormalTok">myVar</text:span> otherwise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c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1-17T23:55:53Z</meta:creation-date>
    <dc:date>2021-11-17T23:55:53Z</dc:date>
    <meta:user-defined meta:name="date" meta:value-type="string">November  17, 2021 (06:55:3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